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6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1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4"/>
    <style:style style:name="P46" style:family="paragraph" style:parent-style-name="Text_20_body" style:list-style-name="L45"/>
    <style:style style:name="P47" style:family="paragraph" style:parent-style-name="Text_20_body" style:list-style-name="L46"/>
    <style:style style:name="P48" style:family="paragraph" style:parent-style-name="Text_20_body" style:list-style-name="L47"/>
    <style:style style:name="P49" style:family="paragraph" style:parent-style-name="Text_20_body" style:list-style-name="L48"/>
    <style:style style:name="P50" style:family="paragraph" style:parent-style-name="Text_20_body" style:list-style-name="L49"/>
    <style:style style:name="P51" style:family="paragraph" style:parent-style-name="Text_20_body" style:list-style-name="L50"/>
    <style:style style:name="P52" style:family="paragraph" style:parent-style-name="Text_20_body" style:list-style-name="L51"/>
    <style:style style:name="P53" style:family="paragraph" style:parent-style-name="Text_20_body" style:list-style-name="L52"/>
    <style:style style:name="P54" style:family="paragraph" style:parent-style-name="Text_20_body" style:list-style-name="L53"/>
    <style:style style:name="P55" style:family="paragraph" style:parent-style-name="Text_20_body" style:list-style-name="L54"/>
    <style:style style:name="P56" style:family="paragraph" style:parent-style-name="Text_20_body" style:list-style-name="L55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Below is a full design spec for the <text:span text:style-name="Strong_20_Emphasis">relationship/affection system</text:span>, <text:span text:style-name="Strong_20_Emphasis">Dream allies via Apotheosis</text:span>, and <text:span text:style-name="Strong_20_Emphasis">endings + key CG scenes</text:span> for Nyx’s <text:span text:style-name="Strong_20_Emphasis">core friend group</text:span>: Rowan, Mina, Theo, Cas, Jax, Talia.</text:p>
      <text:p text:style-name="Horizontal_20_Line"/>
      <text:h text:style-name="Heading_20_2" text:outline-level="2">1. Relationship &amp; Affection System (Core Friend Group)</text:h>
      <text:h text:style-name="Heading_20_3" text:outline-level="3">1.1 Core Values Per NPC</text:h>
      <text:p text:style-name="Text_20_body">For each core friend, you track <text:span text:style-name="Strong_20_Emphasis">two hidden meters</text:span>:</text:p>
      <text:list xml:id="list5890125468964366653" text:style-name="L7">
        <text:list-item>
          <text:p text:style-name="P8"><text:span text:style-name="Strong_20_Emphasis"><text:span text:style-name="Source_20_Text">bond_[npc]</text:span></text:span>: overall closeness / emotional investment (–50 → +100).</text:p>
        </text:list-item>
        <text:list-item>
          <text:p text:style-name="P8"><text:span text:style-name="Strong_20_Emphasis"><text:span text:style-name="Source_20_Text">trust_[npc]</text:span></text:span>: how safe/secure they feel with Nyx (0 → +100).</text:p>
        </text:list-item>
      </text:list>
      <text:p text:style-name="Text_20_body">These change via:</text:p>
      <text:list xml:id="list4966982564535055618" text:style-name="L8">
        <text:list-item>
          <text:p text:style-name="P9">Dialogue choices (supportive, dismissive, evasive).</text:p>
        </text:list-item>
        <text:list-item>
          <text:p text:style-name="P9">Actions (showing up, ghosting, siding with them or against them).</text:p>
        </text:list-item>
        <text:list-item>
          <text:p text:style-name="P9">Quest decisions (how you handle their core wounds).</text:p>
        </text:list-item>
      </text:list>
      <text:p text:style-name="Text_20_body">Both are <text:span text:style-name="Strong_20_Emphasis">separate</text:span> on purpose:</text:p>
      <text:list xml:id="list8383714170767244696" text:style-name="L9">
        <text:list-item>
          <text:p text:style-name="P10">High bond but low trust = intense, unstable friendships (obsession, drama).</text:p>
        </text:list-item>
        <text:list-item>
          <text:p text:style-name="P10">Modest bond but high trust = quietly solid relationships.</text:p>
        </text:list-item>
      </text:list>
      <text:h text:style-name="Heading_20_3" text:outline-level="3">1.2 Relationship Stages &amp; Thresholds</text:h>
      <text:p text:style-name="Text_20_body">For each NPC:</text:p>
      <text:list xml:id="list7024741832769529209" text:style-name="L10">
        <text:list-item>
          <text:p text:style-name="P11"><text:span text:style-name="Strong_20_Emphasis">Stage 0 – Acquaintance:</text:span></text:p>
          <text:list>
            <text:list-item>
              <text:p text:style-name="P11"><text:span text:style-name="Source_20_Text">bond &lt; 15</text:span> OR <text:span text:style-name="Source_20_Text">trust &lt; 10</text:span>.</text:p>
            </text:list-item>
            <text:list-item>
              <text:p text:style-name="P11">Smalltalk only, no deep scenes.</text:p>
            </text:list-item>
          </text:list>
        </text:list-item>
        <text:list-item>
          <text:p text:style-name="P11"><text:span text:style-name="Strong_20_Emphasis">Stage 1 – Friend:</text:span></text:p>
          <text:list>
            <text:list-item>
              <text:p text:style-name="P11"><text:span text:style-name="Source_20_Text">bond ≥ 15</text:span> AND <text:span text:style-name="Source_20_Text">trust ≥ 20</text:span>.</text:p>
            </text:list-item>
            <text:list-item>
              <text:p text:style-name="P11">Unlocks basic hangout scenes, small confidences.</text:p>
            </text:list-item>
          </text:list>
        </text:list-item>
        <text:list-item>
          <text:p text:style-name="P11"><text:span text:style-name="Strong_20_Emphasis">Stage 2 – Close Friend:</text:span></text:p>
          <text:list>
            <text:list-item>
              <text:p text:style-name="P11"><text:span text:style-name="Source_20_Text">bond ≥ 40</text:span> AND <text:span text:style-name="Source_20_Text">trust ≥ 40</text:span>.</text:p>
            </text:list-item>
            <text:list-item>
              <text:p text:style-name="P11">Unlocks <text:span text:style-name="Strong_20_Emphasis">First Vulnerability Scene</text:span> (conflict or confession of a personal issue).</text:p>
            </text:list-item>
            <text:list-item>
              <text:p text:style-name="P11">Certain shared events (e.g., festivals, concerts) branch differently.</text:p>
            </text:list-item>
          </text:list>
        </text:list-item>
        <text:list-item>
          <text:p text:style-name="P11"><text:span text:style-name="Strong_20_Emphasis">Stage 3 – Deep Bond:</text:span></text:p>
          <text:list>
            <text:list-item>
              <text:p text:style-name="P11"><text:span text:style-name="Source_20_Text">bond ≥ 65</text:span> AND <text:span text:style-name="Source_20_Text">trust ≥ 65</text:span>.</text:p>
            </text:list-item>
            <text:list-item>
              <text:p text:style-name="P11">Unlocks <text:span text:style-name="Strong_20_Emphasis">Core Conflict / Confrontation</text:span> and the start of their <text:span text:style-name="Strong_20_Emphasis">Apotheosis Quest</text:span>.</text:p>
            </text:list-item>
            <text:list-item>
              <text:p text:style-name="P11"><text:soft-page-break/>They may show up to defend Nyx in Social scenes.</text:p>
            </text:list-item>
          </text:list>
        </text:list-item>
        <text:list-item>
          <text:p text:style-name="P11"><text:span text:style-name="Strong_20_Emphasis">Stage 4 – Apotheosis Candidate (Max Friendship):</text:span></text:p>
          <text:list>
            <text:list-item>
              <text:p text:style-name="P11"><text:span text:style-name="Source_20_Text">bond ≥ 85</text:span> AND <text:span text:style-name="Source_20_Text">trust ≥ 85</text:span>.</text:p>
            </text:list-item>
            <text:list-item>
              <text:p text:style-name="P11">Requires completion of their <text:span text:style-name="Strong_20_Emphasis">character quest</text:span>, where Nyx helps them achieve a personal breakthrough (Self-Enlightenment).</text:p>
            </text:list-item>
            <text:list-item>
              <text:p text:style-name="P11">This unlocks their <text:span text:style-name="Strong_20_Emphasis">Dream Ally form</text:span>: they can appear as support in The Dream.</text:p>
            </text:list-item>
          </text:list>
        </text:list-item>
      </text:list>
      <text:p text:style-name="Text_20_body">Apotheosis is <text:span text:style-name="Strong_20_Emphasis">non-romantic by default</text:span> but can carry romantic flavor for certain NPCs (Rowan, Cas, maybe Jax) depending on flags.</text:p>
      <text:p text:style-name="Horizontal_20_Line"/>
      <text:h text:style-name="Heading_20_2" text:outline-level="2">1.3 Apotheosis &amp; Dream Ally Rules</text:h>
      <text:p text:style-name="Text_20_body"><text:span text:style-name="Strong_20_Emphasis">Global Rule:</text:span><text:line-break/>Who shows up as a <text:span text:style-name="Strong_20_Emphasis">Dream Ally</text:span> is determined by:</text:p>
      <text:list xml:id="list6257475616953942590" text:style-name="L11">
        <text:list-item>
          <text:p text:style-name="P12">Reaching <text:span text:style-name="Strong_20_Emphasis">Stage 4</text:span> (Max Friendship) with that NPC.</text:p>
        </text:list-item>
        <text:list-item>
          <text:p text:style-name="P12">Completing that NPC’s <text:span text:style-name="Strong_20_Emphasis">Apotheosis Quest</text:span> in a way that supports their self-enlightenment (not just repression).</text:p>
        </text:list-item>
        <text:list-item>
          <text:p text:style-name="P12">Not being locked out by certain extreme endings (e.g., collapse).</text:p>
        </text:list-item>
      </text:list>
      <text:p text:style-name="Text_20_body">During Dream:</text:p>
      <text:list xml:id="list5783254342719439844" text:style-name="L12">
        <text:list-item>
          <text:p text:style-name="P13">Each Apotheosis NPC can:</text:p>
          <text:list>
            <text:list-item>
              <text:p text:style-name="P13">Appear in <text:span text:style-name="Strong_20_Emphasis">specific domain fights</text:span> (where their theming fits).</text:p>
            </text:list-item>
            <text:list-item>
              <text:p text:style-name="P13">Provide <text:span text:style-name="Strong_20_Emphasis">1–2 support abilities</text:span> per night or per boss.</text:p>
            </text:list-item>
            <text:list-item>
              <text:p text:style-name="P13">Change <text:span text:style-name="Strong_20_Emphasis">flavor text</text:span>, making certain bosses less hostile or more vulnerable.</text:p>
            </text:list-item>
          </text:list>
        </text:list-item>
      </text:list>
      <text:p text:style-name="Text_20_body">Now per NPC:</text:p>
      <text:p text:style-name="Horizontal_20_Line"/>
      <text:h text:style-name="Heading_20_3" text:outline-level="3">1.4 Rowan Vega – Skater / Co-conspirator</text:h>
      <text:p text:style-name="Text_20_body"><text:span text:style-name="Strong_20_Emphasis">Domain Alignment:</text:span> Physical / Social (risk, belonging).</text:p>
      <text:p text:style-name="Text_20_body"><text:span text:style-name="Strong_20_Emphasis">Affection/Trust Highlights:</text:span></text:p>
      <text:list xml:id="list8629562086870308371" text:style-name="L13">
        <text:list-item>
          <text:p text:style-name="P14"><text:span text:style-name="Strong_20_Emphasis">Positive bonds:</text:span> backing them up, taking reasonable risks together, sharing authentic worry.</text:p>
        </text:list-item>
        <text:list-item>
          <text:p text:style-name="P14"><text:span text:style-name="Strong_20_Emphasis">Trust drains:</text:span> lying, bailing last minute, mocking their fears.</text:p>
        </text:list-item>
      </text:list>
      <text:p text:style-name="Text_20_body"><text:span text:style-name="Strong_20_Emphasis">Key Threshold Scenes:</text:span></text:p>
      <text:list xml:id="list5171988051388138634" text:style-name="L14">
        <text:list-item>
          <text:p text:style-name="P15"><text:span text:style-name="Strong_20_Emphasis">Stage 1 scene:</text:span> casual hangout at Skate Shop or Boardwalk; first sense of shared outsider status.</text:p>
        </text:list-item>
        <text:list-item>
          <text:p text:style-name="P15"><text:span text:style-name="Strong_20_Emphasis">Stage 2 vulnerability:</text:span> Rowan opens up about feeling left behind by people who “grow up and move on.”</text:p>
        </text:list-item>
        <text:list-item>
          <text:p text:style-name="P15"><text:span text:style-name="Strong_20_Emphasis">Stage 3 conflict:</text:span> Nyx calls Rowan out (or doesn’t) on self-destructive risk-taking; possible <text:soft-page-break/>fight or reconciliation.</text:p>
        </text:list-item>
        <text:list-item>
          <text:p text:style-name="P15"><text:span text:style-name="Strong_20_Emphasis">Apotheosis Quest:</text:span></text:p>
          <text:list>
            <text:list-item>
              <text:p text:style-name="P15">Nyx helps Rowan redefine “movement” in life not just as dangerous stunts but as intentional choices: job prospects, creative projects, or activism.</text:p>
            </text:list-item>
            <text:list-item>
              <text:p text:style-name="P15">Success: Rowan accepts that slowing down is not failure; they choose a future trajectory of their own.</text:p>
            </text:list-item>
          </text:list>
        </text:list-item>
      </text:list>
      <text:p text:style-name="Text_20_body"><text:span text:style-name="Strong_20_Emphasis">Dream Ally Form:</text:span></text:p>
      <text:list xml:id="list3228720134275582444" text:style-name="L15">
        <text:list-item>
          <text:p text:style-name="P16"><text:span text:style-name="Strong_20_Emphasis">Name:</text:span> Rowan // Momentum.</text:p>
        </text:list-item>
        <text:list-item>
          <text:p text:style-name="P16"><text:span text:style-name="Strong_20_Emphasis">Support Abilities:</text:span></text:p>
          <text:list>
            <text:list-item>
              <text:p text:style-name="P16"><text:span text:style-name="Strong_20_Emphasis">Rail Grind:</text:span> once per boss, Rowan dashes through enemy attacks, giving Nyx 1 turn of evasion + Physical buff.</text:p>
            </text:list-item>
            <text:list-item>
              <text:p text:style-name="P16"><text:span text:style-name="Strong_20_Emphasis">“I’ve Got You”:</text:span> if Nyx is about to be KO’d by a Physical hit, Rowan intercepts once per night, reducing damage.</text:p>
            </text:list-item>
          </text:list>
        </text:list-item>
      </text:list>
      <text:p text:style-name="Horizontal_20_Line"/>
      <text:h text:style-name="Heading_20_3" text:outline-level="3">1.5 Mina Ortega – Barista / Mindful Analyst</text:h>
      <text:p text:style-name="Text_20_body"><text:span text:style-name="Strong_20_Emphasis">Domain Alignment:</text:span> Psychological / Emotional / Spiritual (coping, meaning).</text:p>
      <text:p text:style-name="Text_20_body"><text:span text:style-name="Strong_20_Emphasis">Affection/Trust Highlights:</text:span></text:p>
      <text:list xml:id="list3132467195540094901" text:style-name="L16">
        <text:list-item>
          <text:p text:style-name="P17"><text:span text:style-name="Strong_20_Emphasis">Positive bonds:</text:span> accepting her guidance, engaging with coping strategies, honest conversation.</text:p>
        </text:list-item>
        <text:list-item>
          <text:p text:style-name="P17"><text:span text:style-name="Strong_20_Emphasis">Trust drains:</text:span> mocking psychology, weaponizing her advice against others or herself.</text:p>
        </text:list-item>
      </text:list>
      <text:p text:style-name="Text_20_body"><text:span text:style-name="Strong_20_Emphasis">Threshold Scenes:</text:span></text:p>
      <text:list xml:id="list9052702709243824251" text:style-name="L17">
        <text:list-item>
          <text:p text:style-name="P18"><text:span text:style-name="Strong_20_Emphasis">Stage 1:</text:span> small psych chats over coffee, Mina gives Nyx resource zines.</text:p>
        </text:list-item>
        <text:list-item>
          <text:p text:style-name="P18"><text:span text:style-name="Strong_20_Emphasis">Stage 2:</text:span> Mina shares her own burnout fears and doubts about “actually helping anyone.”</text:p>
        </text:list-item>
        <text:list-item>
          <text:p text:style-name="P18"><text:span text:style-name="Strong_20_Emphasis">Stage 3 conflict:</text:span> Nyx confronts her about over-analyzing everything (or she confronts Nyx about self-sabotage), leading to a serious talk about boundaries and help vs control.</text:p>
        </text:list-item>
        <text:list-item>
          <text:p text:style-name="P18"><text:span text:style-name="Strong_20_Emphasis">Apotheosis Quest:</text:span></text:p>
          <text:list>
            <text:list-item>
              <text:p text:style-name="P18">Help Mina balance caring for others vs caring for herself—say no to overwork, set boundaries with needy customers, and accept her limitations.</text:p>
            </text:list-item>
            <text:list-item>
              <text:p text:style-name="P18">Success: she sees herself as a human companion, not a fixer or failure.</text:p>
            </text:list-item>
          </text:list>
        </text:list-item>
      </text:list>
      <text:p text:style-name="Text_20_body"><text:span text:style-name="Strong_20_Emphasis">Dream Ally Form:</text:span></text:p>
      <text:list xml:id="list869671103913270600" text:style-name="L18">
        <text:list-item>
          <text:p text:style-name="P19"><text:span text:style-name="Strong_20_Emphasis">Name:</text:span> Mina // Insight.</text:p>
        </text:list-item>
        <text:list-item>
          <text:p text:style-name="P19"><text:span text:style-name="Strong_20_Emphasis">Support Abilities:</text:span></text:p>
          <text:list>
            <text:list-item>
              <text:p text:style-name="P19"><text:span text:style-name="Strong_20_Emphasis">Grounding Words:</text:span> clears confusion/panic debuffs and grants short-term Emotional resistance.</text:p>
            </text:list-item>
            <text:list-item>
              <text:p text:style-name="P19"><text:span text:style-name="Strong_20_Emphasis">Pattern Reveal:</text:span> reveals a boss’s hidden threshold or condition (like when certain attacks trigger), making future fights more predictable.</text:p>
            </text:list-item>
          </text:list>
        </text:list-item>
      </text:list>
      <text:p text:style-name="Horizontal_20_Line"><text:soft-page-break/></text:p>
      <text:h text:style-name="Heading_20_3" text:outline-level="3">1.6 Theo Park – Quiet Librarian / Witness</text:h>
      <text:p text:style-name="Text_20_body"><text:span text:style-name="Strong_20_Emphasis">Domain Alignment:</text:span> Psychological / Emotional (knowledge, visibility).</text:p>
      <text:p text:style-name="Text_20_body"><text:span text:style-name="Strong_20_Emphasis">Affection/Trust Highlights:</text:span></text:p>
      <text:list xml:id="list8445761865548913952" text:style-name="L19">
        <text:list-item>
          <text:p text:style-name="P20"><text:span text:style-name="Strong_20_Emphasis">Positive:</text:span> asking for help, sharing quiet spaces, defending him socially.</text:p>
        </text:list-item>
        <text:list-item>
          <text:p text:style-name="P20"><text:span text:style-name="Strong_20_Emphasis">Trust drains:</text:span> dismissing his contributions, pressuring him into harsh spotlight.</text:p>
        </text:list-item>
      </text:list>
      <text:p text:style-name="Text_20_body"><text:span text:style-name="Strong_20_Emphasis">Threshold Scenes:</text:span></text:p>
      <text:list xml:id="list4061896978097929439" text:style-name="L20">
        <text:list-item>
          <text:p text:style-name="P21"><text:span text:style-name="Strong_20_Emphasis">Stage 1:</text:span> small talk at Library; Theo helps find books.</text:p>
        </text:list-item>
        <text:list-item>
          <text:p text:style-name="P21"><text:span text:style-name="Strong_20_Emphasis">Stage 2:</text:span> he admits feeling invisible and afraid to speak up.</text:p>
        </text:list-item>
        <text:list-item>
          <text:p text:style-name="P21"><text:span text:style-name="Strong_20_Emphasis">Stage 3 conflict:</text:span> Nyx either encourages him to assert himself in a tough situation or inadvertently uses him as a shield (conflict if the latter).</text:p>
        </text:list-item>
        <text:list-item>
          <text:p text:style-name="P21"><text:span text:style-name="Strong_20_Emphasis">Apotheosis Quest:</text:span></text:p>
          <text:list>
            <text:list-item>
              <text:p text:style-name="P21">Theo faces a situation where he must speak up publicly (town meeting, rumor correction, or defending Nyx).</text:p>
            </text:list-item>
            <text:list-item>
              <text:p text:style-name="P21">Nyx can support or undercut him; success = he realizes his voice matters even if it shakes.</text:p>
            </text:list-item>
          </text:list>
        </text:list-item>
      </text:list>
      <text:p text:style-name="Text_20_body"><text:span text:style-name="Strong_20_Emphasis">Dream Ally Form:</text:span></text:p>
      <text:list xml:id="list3165715121287022013" text:style-name="L21">
        <text:list-item>
          <text:p text:style-name="P22"><text:span text:style-name="Strong_20_Emphasis">Name:</text:span> Theo // Witness.</text:p>
        </text:list-item>
        <text:list-item>
          <text:p text:style-name="P22"><text:span text:style-name="Strong_20_Emphasis">Support Abilities:</text:span></text:p>
          <text:list>
            <text:list-item>
              <text:p text:style-name="P22"><text:span text:style-name="Strong_20_Emphasis">Quiet Guard:</text:span> reduces Emotional damage and increases accuracy of Nyx’s actions for a few turns (calming presence).</text:p>
            </text:list-item>
            <text:list-item>
              <text:p text:style-name="P22"><text:span text:style-name="Strong_20_Emphasis">Record of Truth:</text:span> once per night, negates one “misleading” boss status (like hallucination, gaslighting-style debuff).</text:p>
            </text:list-item>
          </text:list>
        </text:list-item>
      </text:list>
      <text:p text:style-name="Horizontal_20_Line"/>
      <text:h text:style-name="Heading_20_3" text:outline-level="3">1.7 Cassi “Cas” Brennan – Arcade Chaos / Performer</text:h>
      <text:p text:style-name="Text_20_body"><text:span text:style-name="Strong_20_Emphasis">Domain Alignment:</text:span> Social / Emotional (mask, play, performance).</text:p>
      <text:p text:style-name="Text_20_body"><text:span text:style-name="Strong_20_Emphasis">Affection/Trust Highlights:</text:span></text:p>
      <text:list xml:id="list5336180549055366383" text:style-name="L22">
        <text:list-item>
          <text:p text:style-name="P23"><text:span text:style-name="Strong_20_Emphasis">Positive:</text:span> seeing and validating her quieter self, playing along without exploiting her antics.</text:p>
        </text:list-item>
        <text:list-item>
          <text:p text:style-name="P23"><text:span text:style-name="Strong_20_Emphasis">Trust drains:</text:span> laughing at her pain, reinforcing clown role, sharing private moments as gossip.</text:p>
        </text:list-item>
      </text:list>
      <text:p text:style-name="Text_20_body"><text:span text:style-name="Strong_20_Emphasis">Threshold Scenes:</text:span></text:p>
      <text:list xml:id="list8939099879081059377" text:style-name="L23">
        <text:list-item>
          <text:p text:style-name="P24"><text:span text:style-name="Strong_20_Emphasis">Stage 1:</text:span> chaotic arcade antics; Cas tries to impress Nyx.</text:p>
        </text:list-item>
        <text:list-item>
          <text:p text:style-name="P24"><text:span text:style-name="Strong_20_Emphasis">Stage 2:</text:span> backstage moment where she drops the act briefly.</text:p>
        </text:list-item>
        <text:list-item>
          <text:p text:style-name="P24"><text:span text:style-name="Strong_20_Emphasis">Stage 3 conflict:</text:span> Nyx either supports her stepping back from being “the funny one” or pushes <text:soft-page-break/>her to perform harder in a vulnerable context.</text:p>
        </text:list-item>
        <text:list-item>
          <text:p text:style-name="P24"><text:span text:style-name="Strong_20_Emphasis">Apotheosis Quest:</text:span></text:p>
          <text:list>
            <text:list-item>
              <text:p text:style-name="P24">Help Cas experiment with being herself in different spaces: smaller gatherings, maybe a live performance where she plays a serious song or stands up for herself.</text:p>
            </text:list-item>
            <text:list-item>
              <text:p text:style-name="P24">Success: she chooses authenticity even if some people lose interest.</text:p>
            </text:list-item>
          </text:list>
        </text:list-item>
      </text:list>
      <text:p text:style-name="Text_20_body"><text:span text:style-name="Strong_20_Emphasis">Dream Ally Form:</text:span></text:p>
      <text:list xml:id="list6903260115899856123" text:style-name="L24">
        <text:list-item>
          <text:p text:style-name="P25"><text:span text:style-name="Strong_20_Emphasis">Name:</text:span> Cas // Masquerade.</text:p>
        </text:list-item>
        <text:list-item>
          <text:p text:style-name="P25"><text:span text:style-name="Strong_20_Emphasis">Support Abilities:</text:span></text:p>
          <text:list>
            <text:list-item>
              <text:p text:style-name="P25"><text:span text:style-name="Strong_20_Emphasis">Distract &amp; Delight:</text:span> confuses enemies, reduces Social/Emotional attacks for a few turns.</text:p>
            </text:list-item>
            <text:list-item>
              <text:p text:style-name="P25"><text:span text:style-name="Strong_20_Emphasis">Drop the Mask:</text:span> during a critical emotional phase, Cas strips away illusions, revealing true forms of certain mobs or portions of a boss’s HP.</text:p>
            </text:list-item>
          </text:list>
        </text:list-item>
      </text:list>
      <text:p text:style-name="Horizontal_20_Line"/>
      <text:h text:style-name="Heading_20_3" text:outline-level="3">1.8 Jax Moreno – Busker / Soulful Guide</text:h>
      <text:p text:style-name="Text_20_body"><text:span text:style-name="Strong_20_Emphasis">Domain Alignment:</text:span> Emotional / Spiritual (music, meaning).</text:p>
      <text:p text:style-name="Text_20_body"><text:span text:style-name="Strong_20_Emphasis">Affection/Trust Highlights:</text:span></text:p>
      <text:list xml:id="list3529177202251618963" text:style-name="L25">
        <text:list-item>
          <text:p text:style-name="P26"><text:span text:style-name="Strong_20_Emphasis">Positive:</text:span> deeply listening to his music, sharing interpretations, respecting his boundaries.</text:p>
        </text:list-item>
        <text:list-item>
          <text:p text:style-name="P26"><text:span text:style-name="Strong_20_Emphasis">Trust drains:</text:span> treating his art as background, pushing him into gigs that hurt his sobriety or stability.</text:p>
        </text:list-item>
      </text:list>
      <text:p text:style-name="Text_20_body"><text:span text:style-name="Strong_20_Emphasis">Threshold Scenes:</text:span></text:p>
      <text:list xml:id="list7053048313018984223" text:style-name="L26">
        <text:list-item>
          <text:p text:style-name="P27"><text:span text:style-name="Strong_20_Emphasis">Stage 1:</text:span> casual listening; Jax asks Nyx what his songs sound like to them.</text:p>
        </text:list-item>
        <text:list-item>
          <text:p text:style-name="P27"><text:span text:style-name="Strong_20_Emphasis">Stage 2:</text:span> Jax talks about past self-destructive patterns and why he keeps playing.</text:p>
        </text:list-item>
        <text:list-item>
          <text:p text:style-name="P27"><text:span text:style-name="Strong_20_Emphasis">Stage 3 conflict:</text:span> Nyx can either support a difficult choice (turning down a harmful opportunity) or pressure him into it (“this is your big break”).</text:p>
        </text:list-item>
        <text:list-item>
          <text:p text:style-name="P27"><text:span text:style-name="Strong_20_Emphasis">Apotheosis Quest:</text:span></text:p>
          <text:list>
            <text:list-item>
              <text:p text:style-name="P27">Help Jax choose a path that honors his art and health, not just audience demand—perhaps a community music program, or walking away from an exploitative gig.</text:p>
            </text:list-item>
            <text:list-item>
              <text:p text:style-name="P27">Success: he recognizes his worth without constant external validation.</text:p>
            </text:list-item>
          </text:list>
        </text:list-item>
      </text:list>
      <text:p text:style-name="Text_20_body"><text:span text:style-name="Strong_20_Emphasis">Dream Ally Form:</text:span></text:p>
      <text:list xml:id="list7065710497212635164" text:style-name="L27">
        <text:list-item>
          <text:p text:style-name="P28"><text:span text:style-name="Strong_20_Emphasis">Name:</text:span> Jax // Resonance.</text:p>
        </text:list-item>
        <text:list-item>
          <text:p text:style-name="P28"><text:span text:style-name="Strong_20_Emphasis">Support Abilities:</text:span></text:p>
          <text:list>
            <text:list-item>
              <text:p text:style-name="P28"><text:span text:style-name="Strong_20_Emphasis">Lull the Crowd:</text:span> calms incoming waves of mobs, reducing their spawn or initial aggression.</text:p>
            </text:list-item>
            <text:list-item>
              <text:p text:style-name="P28"><text:span text:style-name="Strong_20_Emphasis">Song of Recall:</text:span> once per night, lets Nyx “rewind” one turn of status effects (clearing one painful choice in combat).</text:p>
            </text:list-item>
          </text:list>
        </text:list-item>
      </text:list>
      <text:p text:style-name="Horizontal_20_Line"/>
      <text:h text:style-name="Heading_20_3" text:outline-level="3"><text:soft-page-break/>1.9 Talia Rivers – Night-owl Neighbor / Digital Sanctuary</text:h>
      <text:p text:style-name="Text_20_body"><text:span text:style-name="Strong_20_Emphasis">Domain Alignment:</text:span> Emotional / Social / Psychological (isolation, online life).</text:p>
      <text:p text:style-name="Text_20_body"><text:span text:style-name="Strong_20_Emphasis">Affection/Trust Highlights:</text:span></text:p>
      <text:list xml:id="list7795674254088794120" text:style-name="L28">
        <text:list-item>
          <text:p text:style-name="P29"><text:span text:style-name="Strong_20_Emphasis">Positive:</text:span> respecting her boundaries but inviting her gently, participating in her online world, not shaming her.</text:p>
        </text:list-item>
        <text:list-item>
          <text:p text:style-name="P29"><text:span text:style-name="Strong_20_Emphasis">Trust drains:</text:span> pushing too hard, mocking her lifestyle, vanishing from online contact.</text:p>
        </text:list-item>
      </text:list>
      <text:p text:style-name="Text_20_body"><text:span text:style-name="Strong_20_Emphasis">Threshold Scenes:</text:span></text:p>
      <text:list xml:id="list159397105318458586" text:style-name="L29">
        <text:list-item>
          <text:p text:style-name="P30"><text:span text:style-name="Strong_20_Emphasis">Stage 1:</text:span> hallway encounters, glimpses of her streaming.</text:p>
        </text:list-item>
        <text:list-item>
          <text:p text:style-name="P30"><text:span text:style-name="Strong_20_Emphasis">Stage 2:</text:span> late-night chat session where she shares some vulnerabilities (anxiety, agoraphobia, etc.).</text:p>
        </text:list-item>
        <text:list-item>
          <text:p text:style-name="P30"><text:span text:style-name="Strong_20_Emphasis">Stage 3 conflict:</text:span> Nyx either invalidates her feelings (“just go outside”) or helps her plan a small, manageable venture into the offline world.</text:p>
        </text:list-item>
        <text:list-item>
          <text:p text:style-name="P30"><text:span text:style-name="Strong_20_Emphasis">Apotheosis Quest:</text:span></text:p>
          <text:list>
            <text:list-item>
              <text:p text:style-name="P30">Help Talia find an equilibrium: one meaningful offline experience (festival, small hangout) and an online project that matters to her.</text:p>
            </text:list-item>
            <text:list-item>
              <text:p text:style-name="P30">Success: she can say, “I am not broken for liking my room; I just also deserve a bigger map.”</text:p>
            </text:list-item>
          </text:list>
        </text:list-item>
      </text:list>
      <text:p text:style-name="Text_20_body"><text:span text:style-name="Strong_20_Emphasis">Dream Ally Form:</text:span></text:p>
      <text:list xml:id="list7638997371631096296" text:style-name="L30">
        <text:list-item>
          <text:p text:style-name="P31"><text:span text:style-name="Strong_20_Emphasis">Name:</text:span> Talia // Link.</text:p>
        </text:list-item>
        <text:list-item>
          <text:p text:style-name="P31"><text:span text:style-name="Strong_20_Emphasis">Support Abilities:</text:span></text:p>
          <text:list>
            <text:list-item>
              <text:p text:style-name="P31"><text:span text:style-name="Strong_20_Emphasis">Signal Boost:</text:span> increases Nyx’s “resolve” against Anxiety Gnats, Panic Elevators, and mental overload.</text:p>
            </text:list-item>
            <text:list-item>
              <text:p text:style-name="P31"><text:span text:style-name="Strong_20_Emphasis">Ping:</text:span> reveals hidden support options in Dream (like new coping choices) once per night, representing online friends / resources.</text:p>
            </text:list-item>
          </text:list>
        </text:list-item>
      </text:list>
      <text:p text:style-name="Horizontal_20_Line"/>
      <text:h text:style-name="Heading_20_2" text:outline-level="2">2. Endings &amp; Route Structure (Core Friend Group Focus)</text:h>
      <text:h text:style-name="Heading_20_3" text:outline-level="3">2.1 Global Route Skeleton</text:h>
      <text:list xml:id="list6651160156078092608" text:style-name="L31">
        <text:list-item>
          <text:p text:style-name="P32">Game is <text:span text:style-name="Strong_20_Emphasis">multi-route</text:span> but <text:span text:style-name="Strong_20_Emphasis">single protagonist</text:span>: Nyx.</text:p>
        </text:list-item>
        <text:list-item>
          <text:p text:style-name="P32">You can deepen bonds with <text:span text:style-name="Strong_20_Emphasis">multiple friends</text:span>, but <text:span text:style-name="Strong_20_Emphasis">Apotheosis</text:span> for all of them in one run is <text:span text:style-name="Emphasis">hard</text:span> (not impossible; depends on time &amp; choices).</text:p>
        </text:list-item>
        <text:list-item>
          <text:p text:style-name="P32">Endings depend on 3 main factors:</text:p>
        </text:list-item>
      </text:list>
      <text:list xml:id="list7376008633215529466" text:style-name="L32">
        <text:list-item>
          <text:p text:style-name="P33"><text:span text:style-name="Strong_20_Emphasis">Arete State</text:span> at the end:</text:p>
          <text:list>
            <text:list-item>
              <text:p text:style-name="P33">Balance of Harmony/Strife across Physical, Psychological, Social, Emotional, Spiritual.</text:p>
            </text:list-item>
          </text:list>
        </text:list-item>
        <text:list-item>
          <text:p text:style-name="P33"><text:span text:style-name="Strong_20_Emphasis">Core Friend Bonds &amp; Apotheosis States</text:span>:</text:p>
          <text:list>
            <text:list-item>
              <text:p text:style-name="P33"><text:soft-page-break/>Which of Rowan/Mina/Theo/Cas/Jax/Talia reached Stage 4, and whether their apotheosis was “healthy” or “compromised.”</text:p>
            </text:list-item>
          </text:list>
        </text:list-item>
        <text:list-item>
          <text:p text:style-name="P33"><text:span text:style-name="Strong_20_Emphasis">Major Boss Resolutions</text:span>:</text:p>
          <text:list>
            <text:list-item>
              <text:p text:style-name="P33">For each domain boss: integrated vs suppressed vs avoided vs collapsed.</text:p>
            </text:list-item>
          </text:list>
        </text:list-item>
      </text:list>
      <text:p text:style-name="Horizontal_20_Line"/>
      <text:h text:style-name="Heading_20_3" text:outline-level="3">2.2 Main Ending Types</text:h>
      <text:p text:style-name="Text_20_body">Think of these as <text:span text:style-name="Strong_20_Emphasis">core endings</text:span>; each can have NPC-variant flavors.</text:p>
      <text:h text:style-name="Heading_20_4" text:outline-level="4">1. Integrated Healing (Primary “Good” Ending)</text:h>
      <text:p text:style-name="Text_20_body"><text:span text:style-name="Strong_20_Emphasis">Conditions (typical):</text:span></text:p>
      <text:list xml:id="list8239906483598167067" text:style-name="L33">
        <text:list-item>
          <text:p text:style-name="P34">Most domains of <text:span text:style-name="Strong_20_Emphasis">Arete</text:span> in net <text:span text:style-name="Strong_20_Emphasis">Harmony</text:span> (especially Emotional &amp; Spiritual).</text:p>
        </text:list-item>
        <text:list-item>
          <text:p text:style-name="P34">At least <text:span text:style-name="Strong_20_Emphasis">2–3 core friends</text:span> at Stage 3+; at least one <text:span text:style-name="Strong_20_Emphasis">Apotheosis</text:span> resolved in a healthy way.</text:p>
        </text:list-item>
        <text:list-item>
          <text:p text:style-name="P34">Domain bosses largely <text:span text:style-name="Strong_20_Emphasis">integrated</text:span> (you choose resolution options that accept and integrate fear, rather than just destroy or deny it).</text:p>
        </text:list-item>
      </text:list>
      <text:p text:style-name="Text_20_body"><text:span text:style-name="Strong_20_Emphasis">Tone:</text:span></text:p>
      <text:list xml:id="list7627893326217260257" text:style-name="L34">
        <text:list-item>
          <text:p text:style-name="P35">Nyx isn’t “fixed,” but has tools, support, and a way forward.</text:p>
        </text:list-item>
        <text:list-item>
          <text:p text:style-name="P35">The Dream remains, but as an environment they can navigate, not a prison.</text:p>
        </text:list-item>
      </text:list>
      <text:p text:style-name="Text_20_body"><text:span text:style-name="Strong_20_Emphasis">Variants per NPC (if they’re your strongest bond):</text:span></text:p>
      <text:list xml:id="list2549415591098314872" text:style-name="L35">
        <text:list-item>
          <text:p text:style-name="P36"><text:span text:style-name="Strong_20_Emphasis">Rowan Variant:</text:span> You and Rowan commit to <text:span text:style-name="Emphasis">growing in parallel</text:span>, not just running from stagnation; final CG of skate wheels and footprints side by side.</text:p>
        </text:list-item>
        <text:list-item>
          <text:p text:style-name="P36"><text:span text:style-name="Strong_20_Emphasis">Mina Variant:</text:span> You both acknowledge boundaries; Mina is no longer “fixing” you, you’re walking alongside each other.</text:p>
        </text:list-item>
        <text:list-item>
          <text:p text:style-name="P36"><text:span text:style-name="Strong_20_Emphasis">Theo Variant:</text:span> quiet final scene in the library; you both feel “seen.”</text:p>
        </text:list-item>
        <text:list-item>
          <text:p text:style-name="P36"><text:span text:style-name="Strong_20_Emphasis">Cas Variant:</text:span> final shared moment where she ditches the performance and you are both comfortably weird.</text:p>
        </text:list-item>
        <text:list-item>
          <text:p text:style-name="P36"><text:span text:style-name="Strong_20_Emphasis">Jax Variant:</text:span> you stand in the background of one of his small, honest sets, then walk home together in calm.</text:p>
        </text:list-item>
        <text:list-item>
          <text:p text:style-name="P36"><text:span text:style-name="Strong_20_Emphasis">Talia Variant:</text:span> she joins an offline gathering, even briefly, and you attend one of her streams later, grounding both worlds.</text:p>
        </text:list-item>
      </text:list>
      <text:p text:style-name="Horizontal_20_Line"/>
      <text:h text:style-name="Heading_20_4" text:outline-level="4">2. High-Functioning Denial</text:h>
      <text:p text:style-name="Text_20_body"><text:span text:style-name="Strong_20_Emphasis">Conditions:</text:span></text:p>
      <text:list xml:id="list3306685601271179346" text:style-name="L36">
        <text:list-item>
          <text:p text:style-name="P37"><text:span text:style-name="Strong_20_Emphasis">Physical &amp; Psychological Arete</text:span> relatively high (you go to school, work, manage tasks).</text:p>
        </text:list-item>
        <text:list-item>
          <text:p text:style-name="P37"><text:span text:style-name="Strong_20_Emphasis">Emotional &amp; Spiritual Arete</text:span> in Strife (numbness, cynicism).</text:p>
        </text:list-item>
        <text:list-item>
          <text:p text:style-name="P37"><text:soft-page-break/>Boss resolutions lean toward <text:span text:style-name="Strong_20_Emphasis">suppression</text:span>: you “win” but with avoidance choices.</text:p>
        </text:list-item>
      </text:list>
      <text:p text:style-name="Text_20_body"><text:span text:style-name="Strong_20_Emphasis">Tone:</text:span></text:p>
      <text:list xml:id="list1706478794366940801" text:style-name="L37">
        <text:list-item>
          <text:p text:style-name="P38">On the surface, life is “back on track.”</text:p>
        </text:list-item>
        <text:list-item>
          <text:p text:style-name="P38">The Dream becomes quieter but <text:span text:style-name="Emphasis">twisted</text:span>; archivist remarks that many files are left unopened.</text:p>
        </text:list-item>
      </text:list>
      <text:p text:style-name="Text_20_body"><text:span text:style-name="Strong_20_Emphasis">NPC Variants:</text:span></text:p>
      <text:list xml:id="list4041039160945122149" text:style-name="L38">
        <text:list-item>
          <text:p text:style-name="P39">With <text:span text:style-name="Strong_20_Emphasis">Mina</text:span> high bond but unresolved apotheosis:</text:p>
          <text:list>
            <text:list-item>
              <text:p text:style-name="P39">She and Nyx develop a kind of co-rumination, intellectualizing everything without real feeling.</text:p>
            </text:list-item>
          </text:list>
        </text:list-item>
        <text:list-item>
          <text:p text:style-name="P39">With <text:span text:style-name="Strong_20_Emphasis">Rowan</text:span> strong but emotionally closed:</text:p>
          <text:list>
            <text:list-item>
              <text:p text:style-name="P39">You and Rowan chase stunts and external successes, never talk about why you need them.</text:p>
            </text:list-item>
          </text:list>
        </text:list-item>
      </text:list>
      <text:p text:style-name="Horizontal_20_Line"/>
      <text:h text:style-name="Heading_20_4" text:outline-level="4">3. Stagnation / Stuck Ending</text:h>
      <text:p text:style-name="Text_20_body"><text:span text:style-name="Strong_20_Emphasis">Conditions:</text:span></text:p>
      <text:list xml:id="list5212653378929256557" text:style-name="L39">
        <text:list-item>
          <text:p text:style-name="P40">Arete mostly mid / unbalanced; no domain extremely high.</text:p>
        </text:list-item>
        <text:list-item>
          <text:p text:style-name="P40">Few or no Apotheosis arcs completed.</text:p>
        </text:list-item>
        <text:list-item>
          <text:p text:style-name="P40">Domain bosses resolved in <text:span text:style-name="Strong_20_Emphasis">mixed</text:span> ways (a little integration, a little avoidance) but no clear major breakthroughs.</text:p>
        </text:list-item>
      </text:list>
      <text:p text:style-name="Text_20_body"><text:span text:style-name="Strong_20_Emphasis">Tone:</text:span></text:p>
      <text:list xml:id="list3236209356460114427" text:style-name="L40">
        <text:list-item>
          <text:p text:style-name="P41">Life continues, but feels small and repetitive.</text:p>
        </text:list-item>
        <text:list-item>
          <text:p text:style-name="P41">Dream remains foggy, with unresolved doors.</text:p>
        </text:list-item>
      </text:list>
      <text:p text:style-name="Text_20_body"><text:span text:style-name="Strong_20_Emphasis">NPC Impact:</text:span></text:p>
      <text:list xml:id="list7464786314253485298" text:style-name="L41">
        <text:list-item>
          <text:p text:style-name="P42">Friends remain around but at Stage 1–2; they mention “hoping someday you’ll call.”</text:p>
        </text:list-item>
        <text:list-item>
          <text:p text:style-name="P42">Dream Allies don’t manifest; fights are lonelier.</text:p>
        </text:list-item>
      </text:list>
      <text:p text:style-name="Horizontal_20_Line"/>
      <text:h text:style-name="Heading_20_4" text:outline-level="4">4. Self-Sacrifice / Martyr Ending</text:h>
      <text:p text:style-name="Text_20_body"><text:span text:style-name="Strong_20_Emphasis">Conditions:</text:span></text:p>
      <text:list xml:id="list8574829259372991102" text:style-name="L42">
        <text:list-item>
          <text:p text:style-name="P43"><text:span text:style-name="Strong_20_Emphasis">Emotional &amp; Spiritual Harmony</text:span> high (lots of kindness and empathy), but <text:span text:style-name="Strong_20_Emphasis">Physical or Psychological</text:span> seriously neglected.</text:p>
        </text:list-item>
        <text:list-item>
          <text:p text:style-name="P43">In the final Dream confrontation, Nyx chooses options that <text:span text:style-name="Strong_20_Emphasis">absolve others at their own expense</text:span> (e.g., absorbing or locking away Nightmares without integration for self).</text:p>
        </text:list-item>
      </text:list>
      <text:p text:style-name="Text_20_body"><text:span text:style-name="Strong_20_Emphasis">Tone:</text:span></text:p>
      <text:list xml:id="list1467879071623988006" text:style-name="L43">
        <text:list-item>
          <text:p text:style-name="P44">Nyx “saves” everyone by taking the burden alone.</text:p>
        </text:list-item>
        <text:list-item>
          <text:p text:style-name="P44"><text:soft-page-break/>In Town, others seem lighter, but Nyx’s sense of self is heavily compromised.</text:p>
        </text:list-item>
      </text:list>
      <text:p text:style-name="Text_20_body"><text:span text:style-name="Strong_20_Emphasis">NPC Variants:</text:span></text:p>
      <text:list xml:id="list905348667051821072" text:style-name="L44">
        <text:list-item>
          <text:p text:style-name="P45"><text:span text:style-name="Strong_20_Emphasis">Rowan:</text:span> furious/confused; begs you not to throw yourself away.</text:p>
        </text:list-item>
        <text:list-item>
          <text:p text:style-name="P45"><text:span text:style-name="Strong_20_Emphasis">Mina &amp; Morrell:</text:span> heavily disturbed, question their own roles.</text:p>
        </text:list-item>
        <text:list-item>
          <text:p text:style-name="P45">Final CG: Nyx smiles with obvious exhaustion while friends look worried.</text:p>
        </text:list-item>
      </text:list>
      <text:p text:style-name="Horizontal_20_Line"/>
      <text:h text:style-name="Heading_20_4" text:outline-level="4">5. Collapse / Breakdown Ending</text:h>
      <text:p text:style-name="Text_20_body"><text:span text:style-name="Strong_20_Emphasis">Conditions:</text:span></text:p>
      <text:list xml:id="list474623914254314118" text:style-name="L45">
        <text:list-item>
          <text:p text:style-name="P46">Multiple Arete domains in deep <text:span text:style-name="Strong_20_Emphasis">Strife</text:span>, especially Emotional + Social.</text:p>
        </text:list-item>
        <text:list-item>
          <text:p text:style-name="P46">Very low trust across friend group (bond/trust &lt; low thresholds).</text:p>
        </text:list-item>
        <text:list-item>
          <text:p text:style-name="P46">Major bosses frequently approached via <text:span text:style-name="Strong_20_Emphasis">destruction or surrender</text:span> with no integration.</text:p>
        </text:list-item>
      </text:list>
      <text:p text:style-name="Text_20_body"><text:span text:style-name="Strong_20_Emphasis">Tone:</text:span></text:p>
      <text:list xml:id="list4650249895425490631" text:style-name="L46">
        <text:list-item>
          <text:p text:style-name="P47">Nyx experiences a severe breakdown or dissociative episode; reality/Dream boundaries blur.</text:p>
        </text:list-item>
        <text:list-item>
          <text:p text:style-name="P47">Town scenes become disjointed or fade out.</text:p>
        </text:list-item>
      </text:list>
      <text:p text:style-name="Text_20_body"><text:span text:style-name="Strong_20_Emphasis">NPC Impact:</text:span></text:p>
      <text:list xml:id="list7402853706577677489" text:style-name="L47">
        <text:list-item>
          <text:p text:style-name="P48">Most friends are distant or absent; one or two might still try to reach out but can’t get through.</text:p>
        </text:list-item>
        <text:list-item>
          <text:p text:style-name="P48">The Archivist and Silent Horizon dominate the final Dream.</text:p>
        </text:list-item>
      </text:list>
      <text:p text:style-name="Horizontal_20_Line"/>
      <text:h text:style-name="Heading_20_4" text:outline-level="4">6. Meta Time-Meddling Ending</text:h>
      <text:p text:style-name="Text_20_body"><text:span text:style-name="Strong_20_Emphasis">Conditions:</text:span></text:p>
      <text:list xml:id="list3605097407377236652" text:style-name="L48">
        <text:list-item>
          <text:p text:style-name="P49">Extremely high <text:span text:style-name="Source_20_Text">time_meddling_score</text:span>.</text:p>
        </text:list-item>
        <text:list-item>
          <text:p text:style-name="P49">Multiple rewinds across major branches.</text:p>
        </text:list-item>
        <text:list-item>
          <text:p text:style-name="P49">Archivist/Ferryman special events triggered.</text:p>
        </text:list-item>
      </text:list>
      <text:p text:style-name="Text_20_body"><text:span text:style-name="Strong_20_Emphasis">Tone:</text:span></text:p>
      <text:list xml:id="list5736400083196700640" text:style-name="L49">
        <text:list-item>
          <text:p text:style-name="P50">The Dream becomes self-aware of the loops.</text:p>
        </text:list-item>
        <text:list-item>
          <text:p text:style-name="P50">Nyx’s sense of time fractures; they may choose to “step out” of the narrative or accept existence in the loop.</text:p>
        </text:list-item>
      </text:list>
      <text:p text:style-name="Text_20_body"><text:span text:style-name="Strong_20_Emphasis">NPC Touch:</text:span></text:p>
      <text:list xml:id="list4845569026369224432" text:style-name="L50">
        <text:list-item>
          <text:p text:style-name="P51">Rowan or Mina may directly allude to déjà vu.</text:p>
        </text:list-item>
        <text:list-item>
          <text:p text:style-name="P51">A strange CG shows files / scenes layered over each other.</text:p>
        </text:list-item>
      </text:list>
      <text:p text:style-name="Horizontal_20_Line"/>
      <text:h text:style-name="Heading_20_3" text:outline-level="3"><text:soft-page-break/>2.3 Route “Ownership” by Friend</text:h>
      <text:p text:style-name="Text_20_body">You don’t have traditional “solo routes,” but certain runs naturally center on one friend’s Apotheosis and lens:</text:p>
      <text:list xml:id="list3033639645283254643" text:style-name="L51">
        <text:list-item>
          <text:p text:style-name="P52">If <text:span text:style-name="Strong_20_Emphasis">one NPC</text:span> is the only Apotheosis ally and has highest combined <text:span text:style-name="Source_20_Text">bond+trust</text:span>, the ending’s flavor skews toward <text:span text:style-name="Emphasis">their</text:span> themes.</text:p>
        </text:list-item>
        <text:list-item>
          <text:p text:style-name="P52">If <text:span text:style-name="Strong_20_Emphasis">multiple</text:span> are apotheosized, the ending may be a <text:span text:style-name="Strong_20_Emphasis">group variant</text:span> (e.g., integrated healing with a small friend circle).</text:p>
        </text:list-item>
      </text:list>
      <text:p text:style-name="Horizontal_20_Line"/>
      <text:h text:style-name="Heading_20_2" text:outline-level="2">3. Key CG Scenes (Short Overview)</text:h>
      <text:p text:style-name="Text_20_body">These are event illustrations you plan and unlock:</text:p>
      <text:h text:style-name="Heading_20_3" text:outline-level="3">3.1 System &amp; Dream Milestones</text:h>
      <text:list xml:id="list5709017499314200527" text:style-name="L52">
        <text:list-item>
          <text:p text:style-name="P53"><text:span text:style-name="Strong_20_Emphasis">First Dream Entrance CG</text:span></text:p>
          <text:list>
            <text:list-item>
              <text:p text:style-name="P53">Nyx falling backwards into the Dream, town lights stretching into constellations; faint silhouettes of major Nightmares.</text:p>
            </text:list-item>
          </text:list>
        </text:list-item>
        <text:list-item>
          <text:p text:style-name="P53"><text:span text:style-name="Strong_20_Emphasis">Each Domain Boss – First Encounter CGs</text:span></text:p>
          <text:list>
            <text:list-item>
              <text:p text:style-name="P53"><text:span text:style-name="Strong_20_Emphasis">Flesh Cathedral:</text:span> towering flesh-church stepping over an echo of the town.</text:p>
            </text:list-item>
            <text:list-item>
              <text:p text:style-name="P53"><text:span text:style-name="Strong_20_Emphasis">Unfinished Syllabus:</text:span> vortex of chalkboards and test pages; Nyx dwarfed below.</text:p>
            </text:list-item>
            <text:list-item>
              <text:p text:style-name="P53"><text:span text:style-name="Strong_20_Emphasis">Audience of Teeth:</text:span> stadium of shadow figures, stark spotlight on Nyx.</text:p>
            </text:list-item>
            <text:list-item>
              <text:p text:style-name="P53"><text:span text:style-name="Strong_20_Emphasis">Flooded Heart:</text:span> the giant translucent heart above rising water, Nyx wading chest-deep.</text:p>
            </text:list-item>
            <text:list-item>
              <text:p text:style-name="P53"><text:span text:style-name="Strong_20_Emphasis">Silent Horizon:</text:span> Nyx standing on the edge of a flat plane, unmoving sun above.</text:p>
            </text:list-item>
          </text:list>
        </text:list-item>
        <text:list-item>
          <text:p text:style-name="P53"><text:span text:style-name="Strong_20_Emphasis">Final Dream Confrontation CG(s)</text:span></text:p>
          <text:list>
            <text:list-item>
              <text:p text:style-name="P53">Several variants depending on ending: integration embrace, empty horizon, loop of overlapping scenes, etc.</text:p>
            </text:list-item>
          </text:list>
        </text:list-item>
      </text:list>
      <text:p text:style-name="Horizontal_20_Line"/>
      <text:h text:style-name="Heading_20_3" text:outline-level="3">3.2 Core Emotional Confrontations (Friends)</text:h>
      <text:p text:style-name="Text_20_body">For each core friend, at least <text:span text:style-name="Strong_20_Emphasis">two CGs</text:span>:</text:p>
      <text:list xml:id="list8174491048584662788" text:style-name="L53">
        <text:list-item>
          <text:p text:style-name="P54"><text:span text:style-name="Strong_20_Emphasis">Rowan:</text:span></text:p>
          <text:list>
            <text:list-item>
              <text:p text:style-name="P54">Rooftop or Boardwalk rail at sunset (first deep vulnerability).</text:p>
            </text:list-item>
            <text:list-item>
              <text:p text:style-name="P54">Blowup or reconciliation scene (after risk-related conflict).</text:p>
            </text:list-item>
          </text:list>
        </text:list-item>
        <text:list-item>
          <text:p text:style-name="P54"><text:span text:style-name="Strong_20_Emphasis">Mina:</text:span></text:p>
          <text:list>
            <text:list-item>
              <text:p text:style-name="P54">Coffee shop after close, only emergency lights on, notebooks scattered (first serious coping talk).</text:p>
            </text:list-item>
            <text:list-item>
              <text:p text:style-name="P54"><text:soft-page-break/>Apotheosis resolution: Mina taking a day off, sitting with Nyx somewhere quiet, both relaxed.</text:p>
            </text:list-item>
          </text:list>
        </text:list-item>
        <text:list-item>
          <text:p text:style-name="P54"><text:span text:style-name="Strong_20_Emphasis">Theo:</text:span></text:p>
          <text:list>
            <text:list-item>
              <text:p text:style-name="P54">Library table with late afternoon light, stacks of books forming a barrier, then slightly parted.</text:p>
            </text:list-item>
            <text:list-item>
              <text:p text:style-name="P54">Public meeting or confrontation where he finally speaks up, Nyx visible in crowd.</text:p>
            </text:list-item>
          </text:list>
        </text:list-item>
        <text:list-item>
          <text:p text:style-name="P54"><text:span text:style-name="Strong_20_Emphasis">Cas:</text:span></text:p>
          <text:list>
            <text:list-item>
              <text:p text:style-name="P54">Arcade neon overload, both laughing, her mid-performance.</text:p>
            </text:list-item>
            <text:list-item>
              <text:p text:style-name="P54">Back hallway with Cas sitting on the floor out of costume, Nyx beside her (mask dropped).</text:p>
            </text:list-item>
          </text:list>
        </text:list-item>
        <text:list-item>
          <text:p text:style-name="P54"><text:span text:style-name="Strong_20_Emphasis">Jax:</text:span></text:p>
          <text:list>
            <text:list-item>
              <text:p text:style-name="P54">Boardwalk night performance, Jax on guitar, Nyx in crowd.</text:p>
            </text:list-item>
            <text:list-item>
              <text:p text:style-name="P54">Intimate post-gig scene by the ocean, Jax and Nyx silhouetted against water.</text:p>
            </text:list-item>
          </text:list>
        </text:list-item>
        <text:list-item>
          <text:p text:style-name="P54"><text:span text:style-name="Strong_20_Emphasis">Talia:</text:span></text:p>
          <text:list>
            <text:list-item>
              <text:p text:style-name="P54">Apartment door cracked, glow from her room, Nyx in hallway.</text:p>
            </text:list-item>
            <text:list-item>
              <text:p text:style-name="P54">First time she steps outside intentionally with Nyx (bus stop or park bench).</text:p>
            </text:list-item>
          </text:list>
        </text:list-item>
      </text:list>
      <text:p text:style-name="Horizontal_20_Line"/>
      <text:h text:style-name="Heading_20_3" text:outline-level="3">3.3 Holiday &amp; Town CGs</text:h>
      <text:list xml:id="list3956836199582205976" text:style-name="L54">
        <text:list-item>
          <text:p text:style-name="P55"><text:span text:style-name="Strong_20_Emphasis">Founders’ Day Parade:</text:span></text:p>
          <text:list>
            <text:list-item>
              <text:p text:style-name="P55">Bright daytime parade on Main Street, floats, banners; Nyx and key NPCs in foreground.</text:p>
            </text:list-item>
          </text:list>
        </text:list-item>
        <text:list-item>
          <text:p text:style-name="P55"><text:span text:style-name="Strong_20_Emphasis">Summer Solstice Festival:</text:span></text:p>
          <text:list>
            <text:list-item>
              <text:p text:style-name="P55">Night Boardwalk festival: stalls, surf silhouettes, fireworks beginning.</text:p>
            </text:list-item>
          </text:list>
        </text:list-item>
        <text:list-item>
          <text:p text:style-name="P55"><text:span text:style-name="Strong_20_Emphasis">Autumn Lantern Walk:</text:span></text:p>
          <text:list>
            <text:list-item>
              <text:p text:style-name="P55">Lanterns glowing along a path from Old Church to Boardwalk; Nyx and friends among the crowd.</text:p>
            </text:list-item>
          </text:list>
        </text:list-item>
        <text:list-item>
          <text:p text:style-name="P55"><text:span text:style-name="Strong_20_Emphasis">Winter Lights Festival:</text:span></text:p>
          <text:list>
            <text:list-item>
              <text:p text:style-name="P55">Boardwalk covered in string lights, snow or frost, warm halos around food stalls.</text:p>
            </text:list-item>
          </text:list>
        </text:list-item>
        <text:list-item>
          <text:p text:style-name="P55"><text:span text:style-name="Strong_20_Emphasis">New Year’s Eve Countdown:</text:span></text:p>
          <text:list>
            <text:list-item>
              <text:p text:style-name="P55">Split-second CG of fireworks exploding, faces of Nyx + chosen key NPC(s) lit by color.</text:p>
            </text:list-item>
          </text:list>
        </text:list-item>
      </text:list>
      <text:p text:style-name="Horizontal_20_Line"/>
      <text:p text:style-name="Text_20_body">This gives you:</text:p>
      <text:list xml:id="list8035010373877857124" text:style-name="L55">
        <text:list-item>
          <text:p text:style-name="P56">A clear <text:span text:style-name="Strong_20_Emphasis">affection &amp; trust system</text:span> with stages, key scenes, and <text:span text:style-name="Strong_20_Emphasis">Apotheosis → Dream Ally</text:span> rules for Rowan, Mina, Theo, Cas, Jax, and Talia.</text:p>
        </text:list-item>
        <text:list-item>
          <text:p text:style-name="P56"><text:soft-page-break/>A defined <text:span text:style-name="Strong_20_Emphasis">ending structure</text:span> based on Arete balance, friend bonds, and boss resolutions, plus NPC-flavored variants.</text:p>
        </text:list-item>
        <text:list-item>
          <text:p text:style-name="P56">A concise roadmap of <text:span text:style-name="Strong_20_Emphasis">key CGs</text:span> for Dream milestones, emotional confrontations, and holiday events, so art planning can start in parallel with scripting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llatrix </meta:initial-creator>
    <meta:creation-date>2025-11-07T00:21:44.05</meta:creation-date>
    <meta:document-statistic meta:table-count="0" meta:image-count="0" meta:object-count="0" meta:page-count="12" meta:paragraph-count="284" meta:word-count="2866" meta:character-count="17356"/>
    <dc:date>2025-11-07T00:32:43.30</dc:date>
    <dc:creator>Bellatrix </dc:creator>
    <meta:editing-duration>PT10M59S</meta:editing-duration>
    <meta:editing-cycles>1</meta:editing-cycles>
    <meta:generator>OpenOffice/4.1.15$Win32 OpenOffice.org_project/4115m2$Build-9813</meta:generator>
  </office:meta>
</office:document-meta>
</file>